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775cm" fo:min-width="15.121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cccccc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604cm" fo:min-width="0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14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0.66cm" fo:min-width="0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82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cccccc"/>
      <style:paragraph-properties style:writing-mode="lr-tb"/>
    </style:style>
    <style:style style:name="P3" style:family="paragraph">
      <loext:graphic-properties draw:fill="solid" draw:fill-color="#eeeeee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9" style:family="paragraph">
      <style:paragraph-properties fo:margin-left="0cm" fo:margin-right="0cm" fo:text-align="center" fo:text-indent="0cm">
        <style:tab-stops/>
      </style:paragraph-properties>
    </style:style>
    <style:style style:name="P10" style:family="paragraph">
      <loext:graphic-properties draw:fill="none" draw:fill-color="#729fcf"/>
      <style:paragraph-properties fo:margin-left="0cm" fo:margin-right="0cm" fo:text-align="center" fo:text-indent="0cm" style:writing-mode="lr-tb">
        <style:tab-stops/>
      </style:paragraph-properties>
      <style:text-properties fo:font-size="10pt" style:font-size-asian="10pt" style:font-size-complex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eeeee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5.621cm" svg:height="11.025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4.951cm" svg:height="0.742cm" draw:transform="rotate (0.000872664625997165) translate (7.225cm 4.325cm)">
          <draw:text-box>
            <text:p><text:span text:style-name="T1">0.</text:span><text:span text:style-name="T2"> Forest plot coordinates</text:span></text:p>
          </draw:text-box>
        </draw:frame>
        <draw:frame draw:style-name="gr3" draw:text-style-name="P3" xml:id="id2" draw:id="id2" draw:layer="layout" svg:width="4.95cm" svg:height="0.775cm" draw:transform="rotate (0.000872664625997165) translate (7.226cm 5.926cm)">
          <draw:text-box>
            <text:p><text:span text:style-name="T1">1.</text:span><text:span text:style-name="T2"> Topography definition</text:span></text:p>
          </draw:text-box>
        </draw:frame>
        <draw:frame draw:style-name="gr4" draw:text-style-name="P4" draw:layer="layout" svg:width="4.191cm" svg:height="1.073cm" svg:x="12.605cm" svg:y="5.753cm">
          <draw:text-box>
            <text:p><text:span text:style-name="T3">add_topography()</text:span></text:p>
            <text:p><text:span text:style-name="T3">check_topography()</text:span></text:p>
          </draw:text-box>
        </draw:frame>
        <draw:frame draw:style-name="gr5" draw:text-style-name="P6" draw:layer="layout" svg:width="4.264cm" svg:height="0.894cm" svg:x="12.554cm" svg:y="2.905cm">
          <draw:text-box>
            <text:p text:style-name="P5"><text:span text:style-name="T4">Helper functions</text:span></text:p>
          </draw:text-box>
        </draw:frame>
        <draw:frame draw:style-name="gr5" draw:text-style-name="P6" draw:layer="layout" svg:width="4.061cm" svg:height="0.894cm" svg:x="2.189cm" svg:y="2.9cm">
          <draw:text-box>
            <text:p text:style-name="P5"><text:span text:style-name="T4">Required data</text:span></text:p>
          </draw:text-box>
        </draw:frame>
        <draw:frame draw:style-name="gr5" draw:text-style-name="P6" draw:layer="layout" svg:width="2.867cm" svg:height="0.894cm" svg:x="8.874cm" svg:y="2.9cm">
          <draw:text-box>
            <text:p text:style-name="P5"><text:span text:style-name="T4">Steps</text:span></text:p>
          </draw:text-box>
        </draw:frame>
        <draw:frame draw:style-name="gr6" draw:text-style-name="P8" draw:layer="layout" svg:width="4.498cm" svg:height="0.854cm" draw:transform="rotate (0.000872664625997165) translate (1.962cm 5.836cm)">
          <draw:text-box>
            <text:p text:style-name="P7"><text:span text:style-name="T5"><text:s/></text:span><text:span text:style-name="T6">Digital elevation model</text:span></text:p>
          </draw:text-box>
        </draw:frame>
        <draw:frame draw:style-name="gr7" draw:text-style-name="P3" xml:id="id3" draw:id="id3" draw:layer="layout" svg:width="4.949cm" svg:height="0.714cm" draw:transform="rotate (0.000872664625997165) translate (7.227cm 7.527cm)">
          <draw:text-box>
            <text:p><text:span text:style-name="T1">2.</text:span><text:span text:style-name="T2"> Forest inventory read</text:span></text:p>
          </draw:text-box>
        </draw:frame>
        <draw:frame draw:style-name="gr8" draw:text-style-name="P10" draw:layer="layout" svg:width="4.498cm" svg:height="0.66cm" draw:transform="rotate (0.000872664625997165) translate (1.963cm 7.66cm)">
          <draw:text-box>
            <text:p text:style-name="P9"><text:span text:style-name="T7"><text:s/></text:span><text:span text:style-name="T7">Forest inventory plot data</text:span></text:p>
          </draw:text-box>
        </draw:frame>
        <draw:frame draw:style-name="gr4" draw:text-style-name="P4" draw:layer="layout" svg:width="3.735cm" svg:height="0.662cm" svg:x="12.505cm" svg:y="7.558cm">
          <draw:text-box>
            <text:p><text:span text:style-name="T3">add_forests()</text:span></text:p>
          </draw:text-box>
        </draw:frame>
        <draw:connector draw:style-name="gr9" draw:text-style-name="P11" draw:layer="layout" draw:type="line" svg:x1="9.701cm" svg:y1="5.067cm" svg:x2="9.701cm" svg:y2="5.922cm" draw:start-shape="id1" draw:start-glue-point="2" draw:end-shape="id2" draw:end-glue-point="0" svg:d="M9701 5067v855" svg:viewBox="0 0 1 856">
          <text:p/>
        </draw:connector>
        <draw:connector draw:style-name="gr9" draw:text-style-name="P11" draw:layer="layout" draw:type="line" svg:x1="9.702cm" svg:y1="6.701cm" svg:x2="9.701cm" svg:y2="7.523cm" draw:start-shape="id2" draw:start-glue-point="2" draw:end-shape="id3" svg:d="M9702 6701l-1 822" svg:viewBox="0 0 2 823">
          <text:p/>
        </draw:connector>
        <draw:frame draw:style-name="gr3" draw:text-style-name="P3" xml:id="id5" draw:id="id5" draw:layer="layout" svg:width="4.948cm" svg:height="0.775cm" draw:transform="rotate (0.000872664625997165) translate (7.228cm 10.527cm)">
          <draw:text-box>
            <text:p><text:span text:style-name="T1">4.</text:span><text:span text:style-name="T2"> SoilGrids 2.0 retrieval</text:span></text:p>
          </draw:text-box>
        </draw:frame>
        <draw:connector draw:style-name="gr9" draw:text-style-name="P11" draw:layer="layout" draw:type="line" svg:x1="9.702cm" svg:y1="8.241cm" svg:x2="9.702cm" svg:y2="9.023cm" draw:start-shape="id3" draw:start-glue-point="2" draw:end-shape="id4" draw:end-glue-point="0" svg:d="M9702 8241v782" svg:viewBox="0 0 1 783">
          <text:p/>
        </draw:connector>
        <draw:frame draw:style-name="gr10" draw:text-style-name="P8" draw:layer="layout" svg:width="3.809cm" svg:height="0.674cm" draw:transform="rotate (0.000872664625997165) translate (2.524cm 10.555cm)">
          <draw:text-box>
            <text:p text:style-name="P5"><text:span text:style-name="T6">SoilGrids 2.0 rasters</text:span></text:p>
          </draw:text-box>
        </draw:frame>
        <draw:frame draw:style-name="gr11" draw:text-style-name="P4" draw:layer="layout" svg:width="4.191cm" svg:height="1.073cm" svg:x="12.506cm" svg:y="10.3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2" xml:id="id4" draw:id="id4" draw:layer="layout" svg:width="4.947cm" svg:height="0.775cm" draw:transform="rotate (0.000872664625997165) translate (7.229cm 9.027cm)">
          <draw:text-box>
            <text:p text:style-name="P5"><text:span text:style-name="T1">3.</text:span><text:span text:style-name="T2"> Forest object verification</text:span></text:p>
          </draw:text-box>
        </draw:frame>
        <draw:frame draw:style-name="gr4" draw:text-style-name="P4" draw:layer="layout" svg:width="4.191cm" svg:height="0.662cm" svg:x="12.506cm" svg:y="9.077cm">
          <draw:text-box>
            <text:p><text:span text:style-name="T3">check_forests()</text:span></text:p>
          </draw:text-box>
        </draw:frame>
        <draw:connector draw:style-name="gr9" draw:text-style-name="P11" draw:layer="layout" draw:type="line" svg:x1="9.703cm" svg:y1="9.802cm" svg:x2="9.702cm" svg:y2="10.523cm" draw:start-shape="id4" draw:start-glue-point="2" draw:end-shape="id5" draw:end-glue-point="0" svg:d="M9703 9802l-1 721" svg:viewBox="0 0 2 722">
          <text:p/>
        </draw:connector>
        <draw:frame draw:style-name="gr3" draw:text-style-name="P3" xml:id="id6" draw:id="id6" draw:layer="layout" svg:width="4.947cm" svg:height="0.775cm" draw:transform="rotate (0.000872664625997165) translate (7.229cm 12.027cm)">
          <draw:text-box>
            <text:p><text:span text:style-name="T1">5.</text:span><text:span text:style-name="T2"> Soil depth modification</text:span></text:p>
          </draw:text-box>
        </draw:frame>
        <draw:frame draw:style-name="gr10" draw:text-style-name="P8" draw:layer="layout" svg:width="3.809cm" svg:height="0.674cm" draw:transform="rotate (0.000872664625997165) translate (2.525cm 12.055cm)">
          <draw:text-box>
            <text:p text:style-name="P5"><text:span text:style-name="T6">Soil depth map</text:span></text:p>
          </draw:text-box>
        </draw:frame>
        <draw:frame draw:style-name="gr4" draw:text-style-name="P4" draw:layer="layout" svg:width="4.191cm" svg:height="0.662cm" svg:x="12.507cm" svg:y="12.077cm">
          <draw:text-box>
            <text:p><text:span text:style-name="T3">modify_soils()</text:span></text:p>
          </draw:text-box>
        </draw:frame>
        <draw:connector draw:style-name="gr9" draw:text-style-name="P11" draw:layer="layout" draw:type="line" svg:x1="9.703cm" svg:y1="11.302cm" svg:x2="9.702cm" svg:y2="12.023cm" draw:start-shape="id5" draw:start-glue-point="2" draw:end-shape="id6" draw:end-glue-point="0" svg:d="M9703 11302l-1 721" svg:viewBox="0 0 2 722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24T13:41:08.702592433</dc:date>
    <meta:editing-duration>PT9H1M50S</meta:editing-duration>
    <meta:editing-cycles>87</meta:editing-cycles>
    <meta:generator>LibreOffice/7.3.7.2$Linux_X86_64 LibreOffice_project/30$Build-2</meta:generator>
    <meta:document-statistic meta:object-count="44"/>
  </office:meta>
</office:document-meta>
</file>